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0208in" table:align="left"/>
    </style:style>
    <style:style style:name="Table5.A" style:family="table-column">
      <style:table-column-properties style:column-width="3.0833in"/>
    </style:style>
    <style:style style:name="Table5.B" style:family="table-column">
      <style:table-column-properties style:column-width="4.125in"/>
    </style:style>
    <style:style style:name="Table5.C" style:family="table-column">
      <style:table-column-properties style:column-width="0.8125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C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8.0208in" table:align="left"/>
    </style:style>
    <style:style style:name="Table2.A" style:family="table-column">
      <style:table-column-properties style:column-width="3.0833in"/>
    </style:style>
    <style:style style:name="Table2.B" style:family="table-column">
      <style:table-column-properties style:column-width="4.125in"/>
    </style:style>
    <style:style style:name="Table2.C" style:family="table-column">
      <style:table-column-properties style:column-width="0.8125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8.0208in" table:align="left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4.125in"/>
    </style:style>
    <style:style style:name="Table1.C" style:family="table-column">
      <style:table-column-properties style:column-width="0.812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8.0208in" table:align="left"/>
    </style:style>
    <style:style style:name="Table4.A" style:family="table-column">
      <style:table-column-properties style:column-width="3.0833in"/>
    </style:style>
    <style:style style:name="Table4.B" style:family="table-column">
      <style:table-column-properties style:column-width="4.125in"/>
    </style:style>
    <style:style style:name="Table4.C" style:family="table-column">
      <style:table-column-properties style:column-width="0.8125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C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8.0208in" table:align="left"/>
    </style:style>
    <style:style style:name="Table6.A" style:family="table-column">
      <style:table-column-properties style:column-width="2.2708in"/>
    </style:style>
    <style:style style:name="Table6.B" style:family="table-column">
      <style:table-column-properties style:column-width="3.1875in"/>
    </style:style>
    <style:style style:name="Table6.C" style:family="table-column">
      <style:table-column-properties style:column-width="2.0257in"/>
    </style:style>
    <style:style style:name="Table6.D" style:family="table-column">
      <style:table-column-properties style:column-width="0.5368in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6.D1" style:family="table-cell">
      <style:table-cell-properties fo:padding="0.0201in" fo:border="0.05pt solid #000000" style:writing-mode="page"/>
    </style:style>
    <style:style style:name="Table6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8.0208in" table:align="left"/>
    </style:style>
    <style:style style:name="Table3.A" style:family="table-column">
      <style:table-column-properties style:column-width="3.0833in"/>
    </style:style>
    <style:style style:name="Table3.B" style:family="table-column">
      <style:table-column-properties style:column-width="4.125in"/>
    </style:style>
    <style:style style:name="Table3.C" style:family="table-column">
      <style:table-column-properties style:column-width="0.8125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paragraph-rsid="005b7cf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officeooo:paragraph-rsid="001cf77a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paragraph-rsid="00412eee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officeooo:paragraph-rsid="00849414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font-size="10pt" officeooo:rsid="003138c6" officeooo:paragraph-rsid="003138c6" style:font-size-asian="10pt" style:font-size-complex="10pt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1d2774" officeooo:paragraph-rsid="003b26b5" style:font-size-asian="10pt" style:font-size-complex="10pt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5cdf60" style:font-size-asian="10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61f087" style:font-size-asian="10pt" style:font-size-complex="10pt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fo:font-size="10pt" officeooo:rsid="0061f087" officeooo:paragraph-rsid="0061f087" style:font-size-asian="10pt" style:font-size-complex="10pt"/>
    </style:style>
    <style:style style:name="P11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61c25a" officeooo:paragraph-rsid="0061f087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officeooo:rsid="003c809e" officeooo:paragraph-rsid="006681a6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officeooo:rsid="001f0437" officeooo:paragraph-rsid="006681a6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officeooo:rsid="0031e44c" officeooo:paragraph-rsid="006681a6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officeooo:rsid="003aefa5" officeooo:paragraph-rsid="006681a6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font-size="10pt" officeooo:rsid="002102b6" officeooo:paragraph-rsid="006681a6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34f2b9" officeooo:paragraph-rsid="006681a6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officeooo:rsid="0077e135" officeooo:paragraph-rsid="0074844e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849414" officeooo:paragraph-rsid="008527ba" style:font-size-asian="10pt" style:font-size-complex="10pt"/>
    </style:style>
    <style:style style:name="P20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fo:font-weight="bold" officeooo:rsid="005cdf60" officeooo:paragraph-rsid="005cdf60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0pt" fo:font-weight="normal" officeooo:rsid="003aefa5" officeooo:paragraph-rsid="006681a6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24" style:family="paragraph" style:parent-style-name="Table_20_Contents">
      <style:paragraph-properties fo:text-align="start" style:justify-single-word="false"/>
      <style:text-properties officeooo:paragraph-rsid="00412eee"/>
    </style:style>
    <style:style style:name="P25" style:family="paragraph" style:parent-style-name="Table_20_Contents">
      <style:paragraph-properties fo:text-align="start" style:justify-single-word="false"/>
      <style:text-properties officeooo:paragraph-rsid="001c2218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6pt" officeooo:rsid="0015053d" officeooo:paragraph-rsid="0015053d" style:font-size-asian="14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6pt" officeooo:rsid="0069db84" officeooo:paragraph-rsid="00794923" style:font-size-asian="14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15053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5b7cf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d2774" officeooo:paragraph-rsid="001d2774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a20ac" officeooo:paragraph-rsid="001a20ac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849414" officeooo:paragraph-rsid="00849414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1f64a3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5b7cfa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849414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3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paragraph-rsid="0016a05e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0pt" officeooo:paragraph-rsid="00187824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0pt" officeooo:paragraph-rsid="001a34c0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0pt" officeooo:paragraph-rsid="001c2218" style:font-size-asian="10pt" style:font-size-complex="10pt"/>
    </style:style>
    <style:style style:name="P41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42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458de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0pt" officeooo:paragraph-rsid="005b7cfa" style:font-size-asian="10pt" style:font-size-complex="10pt"/>
    </style:style>
    <style:style style:name="P44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0pt" officeooo:paragraph-rsid="00849414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0pt" officeooo:rsid="001fc888" officeooo:paragraph-rsid="001fc888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6a05e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a20ac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0pt" officeooo:rsid="00187824" officeooo:paragraph-rsid="00187824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10pt" officeooo:rsid="001c2218" officeooo:paragraph-rsid="001c2218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10pt" officeooo:rsid="001a20ac" officeooo:paragraph-rsid="001a20ac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1a34c0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849414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10pt" officeooo:rsid="003964dc" officeooo:paragraph-rsid="003964dc" style:font-size-asian="10pt" style:font-size-complex="10pt"/>
    </style:style>
    <style:style style:name="P5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964dc" officeooo:paragraph-rsid="003b26b5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10pt" officeooo:rsid="003b23aa" officeooo:paragraph-rsid="003b23aa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10pt" officeooo:rsid="003138c6" officeooo:paragraph-rsid="003138c6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10pt" officeooo:rsid="00378c05" officeooo:paragraph-rsid="00378c05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0pt" officeooo:rsid="001cf77a" officeooo:paragraph-rsid="00849414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10pt" officeooo:rsid="00396f0b" officeooo:paragraph-rsid="00396f0b" style:font-size-asian="10pt" style:font-size-complex="10pt"/>
    </style:style>
    <style:style style:name="P62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b26b5" officeooo:paragraph-rsid="003b26b5" style:font-size-asian="10pt" style:font-size-complex="10pt"/>
    </style:style>
    <style:style style:name="P63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1d2774" style:font-size-asian="10pt" style:font-size-complex="10pt"/>
    </style:style>
    <style:style style:name="P6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458de" officeooo:paragraph-rsid="003458de" style:font-size-asian="10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Liberation Serif" fo:font-size="10pt" officeooo:rsid="005339a7" officeooo:paragraph-rsid="005339a7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Liberation Serif" fo:font-size="10pt" officeooo:rsid="0053708f" officeooo:paragraph-rsid="0053708f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" fo:font-size="10pt" officeooo:rsid="0054d4c9" officeooo:paragraph-rsid="0054d4c9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0pt" officeooo:rsid="005602cd" officeooo:paragraph-rsid="005602cd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82580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849414" style:font-size-asian="10pt" style:font-size-complex="10pt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0pt" officeooo:rsid="0015053d" officeooo:paragraph-rsid="005b7cfa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Liberation Serif" fo:font-size="10pt" officeooo:rsid="0024ac2b" officeooo:paragraph-rsid="005b7cfa" style:font-size-asian="10pt" style:font-size-complex="10pt"/>
    </style:style>
    <style:style style:name="P73" style:family="paragraph" style:parent-style-name="Table_20_Contents">
      <style:paragraph-properties fo:text-align="start" style:justify-single-word="false"/>
      <style:text-properties style:font-name="Liberation Serif" fo:font-size="10pt" officeooo:rsid="003c5bf8" officeooo:paragraph-rsid="005b7cfa" style:font-size-asian="10pt" style:font-size-complex="10pt"/>
    </style:style>
    <style:style style:name="P7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5cdf60" officeooo:paragraph-rsid="005cdf60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" fo:font-size="10pt" officeooo:rsid="005e25de" officeooo:paragraph-rsid="005e25de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Liberation Serif" fo:font-size="10pt" officeooo:rsid="006022b7" officeooo:paragraph-rsid="006022b7" style:font-size-asian="10pt" style:font-size-complex="10pt"/>
    </style:style>
    <style:style style:name="P7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61f087" officeooo:paragraph-rsid="0061f087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Liberation Serif" fo:font-size="10pt" officeooo:rsid="00625a96" officeooo:paragraph-rsid="00625a96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Liberation Serif" fo:font-size="10pt" officeooo:rsid="00641e6a" officeooo:paragraph-rsid="00641e6a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Liberation Serif" fo:font-size="10pt" officeooo:rsid="003f26b0" officeooo:paragraph-rsid="006681a6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Liberation Serif" fo:font-size="10pt" officeooo:rsid="002223f5" officeooo:paragraph-rsid="002223f5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Liberation Serif" fo:font-size="10pt" officeooo:rsid="002223f5" officeooo:paragraph-rsid="00849414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Liberation Serif" fo:font-size="10pt" officeooo:rsid="00669479" officeooo:paragraph-rsid="00669479" style:font-size-asian="10pt" style:font-size-complex="10pt"/>
    </style:style>
    <style:style style:name="P84" style:family="paragraph" style:parent-style-name="Table_20_Contents">
      <style:paragraph-properties fo:text-align="start" style:justify-single-word="false"/>
      <style:text-properties style:font-name="Liberation Serif" fo:font-size="10pt" officeooo:rsid="00669479" officeooo:paragraph-rsid="00849414" style:font-size-asian="10pt" style:font-size-complex="10pt"/>
    </style:style>
    <style:style style:name="P85" style:family="paragraph" style:parent-style-name="Table_20_Contents">
      <style:paragraph-properties fo:text-align="start" style:justify-single-word="false"/>
      <style:text-properties style:font-name="Liberation Serif" fo:font-size="10pt" officeooo:rsid="006cc162" officeooo:paragraph-rsid="006cc162" style:font-size-asian="10pt" style:font-size-complex="10pt"/>
    </style:style>
    <style:style style:name="P86" style:family="paragraph" style:parent-style-name="Table_20_Contents">
      <style:paragraph-properties fo:text-align="start" style:justify-single-word="false"/>
      <style:text-properties style:font-name="Liberation Serif" fo:font-size="10pt" officeooo:rsid="0070bb90" officeooo:paragraph-rsid="006cc162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style:font-name="Liberation Serif" fo:font-size="10pt" officeooo:rsid="0070bb90" officeooo:paragraph-rsid="001a34c0" style:font-size-asian="10pt" style:font-size-complex="10pt"/>
    </style:style>
    <style:style style:name="P88" style:family="paragraph" style:parent-style-name="Table_20_Contents">
      <style:paragraph-properties fo:text-align="start" style:justify-single-word="false"/>
      <style:text-properties style:font-name="Liberation Serif" fo:font-size="10pt" officeooo:rsid="0077e135" officeooo:paragraph-rsid="0074844e" style:font-size-asian="10pt" style:font-size-complex="10pt"/>
    </style:style>
    <style:style style:name="P89" style:family="paragraph" style:parent-style-name="Table_20_Contents">
      <style:paragraph-properties fo:text-align="start" style:justify-single-word="false"/>
      <style:text-properties style:font-name="Liberation Serif" fo:font-size="10pt" officeooo:rsid="007dc619" officeooo:paragraph-rsid="007dc619" style:font-size-asian="10pt" style:font-size-complex="10pt"/>
    </style:style>
    <style:style style:name="P90" style:family="paragraph" style:parent-style-name="Table_20_Contents">
      <style:paragraph-properties fo:text-align="start" style:justify-single-word="false"/>
      <style:text-properties style:font-name="Liberation Serif" fo:font-size="10pt" officeooo:rsid="00829889" officeooo:paragraph-rsid="00829889" style:font-size-asian="10pt" style:font-size-complex="10pt"/>
    </style:style>
    <style:style style:name="P91" style:family="paragraph" style:parent-style-name="Table_20_Contents">
      <style:paragraph-properties fo:text-align="start" style:justify-single-word="false"/>
      <style:text-properties style:font-name="Liberation Serif" fo:font-size="10pt" officeooo:rsid="00849414" officeooo:paragraph-rsid="00849414" style:font-size-asian="10pt" style:font-size-complex="10pt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5053d" style:font-size-asian="10pt" style:font-size-complex="10pt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d2774" style:font-size-asian="10pt" style:font-size-complex="10pt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849414" style:font-size-asian="10pt" style:font-size-complex="10pt"/>
    </style:style>
    <style:style style:name="P95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6a05e" style:font-size-asian="10pt" style:font-size-complex="10pt"/>
    </style:style>
    <style:style style:name="P96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5b7cfa" style:font-size-asian="10pt" style:font-size-complex="10pt"/>
    </style:style>
    <style:style style:name="P97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f64a3" style:font-size-asian="10pt" style:font-size-complex="10pt"/>
    </style:style>
    <style:style style:name="P98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849414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849414" officeooo:paragraph-rsid="00849414" style:font-size-asian="10pt" style:font-size-complex="10pt"/>
    </style:style>
    <style:style style:name="P100" style:family="paragraph" style:parent-style-name="Preformatted_20_Text">
      <style:paragraph-properties fo:padding="0in" fo:border="none"/>
    </style:style>
    <style:style style:name="P101" style:family="paragraph" style:parent-style-name="Preformatted_20_Text">
      <style:paragraph-properties fo:margin-top="0in" fo:margin-bottom="0.1965in" style:contextual-spacing="false" fo:padding="0in" fo:border="none"/>
    </style:style>
    <style:style style:name="P102" style:family="paragraph" style:parent-style-name="Table_20_Contents" style:list-style-name="L1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103" style:family="paragraph" style:parent-style-name="Table_20_Contents">
      <style:paragraph-properties fo:text-align="start" style:justify-single-word="false"/>
      <style:text-properties style:font-name="Liberation Serif" fo:font-size="10pt" officeooo:rsid="00849414" officeooo:paragraph-rsid="00849414" style:font-size-asian="10pt" style:font-size-complex="10pt"/>
    </style:style>
    <style:style style:name="P104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274e60" style:font-size-asian="10pt" style:font-size-complex="10pt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87824"/>
    </style:style>
    <style:style style:name="T4" style:family="text">
      <style:text-properties officeooo:rsid="001a34c0"/>
    </style:style>
    <style:style style:name="T5" style:family="text">
      <style:text-properties officeooo:rsid="001c2218"/>
    </style:style>
    <style:style style:name="T6" style:family="text">
      <style:text-properties officeooo:rsid="001d2774"/>
    </style:style>
    <style:style style:name="T7" style:family="text">
      <style:text-properties officeooo:rsid="001fc888"/>
    </style:style>
    <style:style style:name="T8" style:family="text">
      <style:text-properties officeooo:rsid="00220c88"/>
    </style:style>
    <style:style style:name="T9" style:family="text">
      <style:text-properties officeooo:rsid="002c3ffd"/>
    </style:style>
    <style:style style:name="T10" style:family="text">
      <style:text-properties officeooo:rsid="003964dc"/>
    </style:style>
    <style:style style:name="T11" style:family="text">
      <style:text-properties officeooo:rsid="00377a60"/>
    </style:style>
    <style:style style:name="T12" style:family="text">
      <style:text-properties officeooo:rsid="00351c09"/>
    </style:style>
    <style:style style:name="T13" style:family="text">
      <style:text-properties officeooo:rsid="00364d35"/>
    </style:style>
    <style:style style:name="T14" style:family="text">
      <style:text-properties officeooo:rsid="003b23aa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03c14b2"/>
    </style:style>
    <style:style style:name="T17" style:family="text">
      <style:text-properties style:font-name="Liberation Serif" fo:font-size="10pt" style:font-size-asian="10pt" style:font-size-complex="10pt"/>
    </style:style>
    <style:style style:name="T18" style:family="text">
      <style:text-properties style:font-name="Liberation Serif" fo:font-size="10pt" officeooo:rsid="001c2218" style:font-size-asian="10pt" style:font-size-complex="10pt"/>
    </style:style>
    <style:style style:name="T19" style:family="text">
      <style:text-properties style:font-name="Liberation Serif" fo:font-size="10pt" officeooo:rsid="0053708f" style:font-size-asian="10pt" style:font-size-complex="10pt"/>
    </style:style>
    <style:style style:name="T20" style:family="text">
      <style:text-properties style:font-name="Liberation Serif" fo:font-size="10pt" officeooo:rsid="0059de77" style:font-size-asian="10pt" style:font-size-complex="10pt"/>
    </style:style>
    <style:style style:name="T21" style:family="text">
      <style:text-properties style:font-name="Liberation Serif" fo:font-size="10pt" style:font-size-asian="10pt" style:font-size-complex="10pt" loext:padding="0in" loext:border="none"/>
    </style:style>
    <style:style style:name="T22" style:family="text">
      <style:text-properties style:font-name="Liberation Serif" fo:font-size="10pt" officeooo:rsid="00794923" style:font-size-asian="10pt" style:font-size-complex="10pt" loext:padding="0in" loext:border="none"/>
    </style:style>
    <style:style style:name="T23" style:family="text">
      <style:text-properties style:font-name="Liberation Serif" fo:font-size="10pt" fo:font-weight="normal" officeooo:rsid="001fc888" style:font-size-asian="10pt" style:font-weight-asian="normal" style:font-size-complex="10pt" style:font-weight-complex="normal"/>
    </style:style>
    <style:style style:name="T24" style:family="text">
      <style:text-properties style:font-name="Liberation Serif" fo:font-size="10pt" fo:font-weight="normal" officeooo:rsid="007d6599" style:font-size-asian="10pt" style:font-weight-asian="normal" style:font-size-complex="10pt" style:font-weight-complex="normal"/>
    </style:style>
    <style:style style:name="T25" style:family="text">
      <style:text-properties style:font-name="Liberation Serif" fo:font-size="10pt" fo:font-weight="normal" officeooo:rsid="007dc619" style:font-size-asian="10pt" style:font-weight-asian="normal" style:font-size-complex="10pt" style:font-weight-complex="normal"/>
    </style:style>
    <style:style style:name="T26" style:family="text">
      <style:text-properties style:font-name="Liberation Serif" officeooo:rsid="00377a60"/>
    </style:style>
    <style:style style:name="T27" style:family="text">
      <style:text-properties style:font-name="Liberation Serif" officeooo:rsid="001e6618"/>
    </style:style>
    <style:style style:name="T28" style:family="text">
      <style:text-properties style:font-name="Liberation Serif" officeooo:rsid="003f26b0"/>
    </style:style>
    <style:style style:name="T29" style:family="text">
      <style:text-properties style:font-name="Liberation Serif" officeooo:rsid="003e0d36"/>
    </style:style>
    <style:style style:name="T30" style:family="text">
      <style:text-properties style:font-name="Liberation Serif" officeooo:rsid="00641e6a"/>
    </style:style>
    <style:style style:name="T31" style:family="text">
      <style:text-properties style:font-name="Liberation Serif" officeooo:rsid="001cf77a"/>
    </style:style>
    <style:style style:name="T32" style:family="text">
      <style:text-properties style:font-name="Liberation Serif" officeooo:rsid="0056f2f7"/>
    </style:style>
    <style:style style:name="T33" style:family="text">
      <style:text-properties style:font-name="Liberation Serif" officeooo:rsid="00794923"/>
    </style:style>
    <style:style style:name="T34" style:family="text">
      <style:text-properties officeooo:rsid="0054d4c9"/>
    </style:style>
    <style:style style:name="T35" style:family="text">
      <style:text-properties officeooo:rsid="005602cd"/>
    </style:style>
    <style:style style:name="T36" style:family="text">
      <style:text-properties officeooo:rsid="0056f2f7"/>
    </style:style>
    <style:style style:name="T37" style:family="text">
      <style:text-properties officeooo:rsid="005b7cfa"/>
    </style:style>
    <style:style style:name="T38" style:family="text">
      <style:text-properties officeooo:rsid="005cbd64"/>
    </style:style>
    <style:style style:name="T39" style:family="text">
      <style:text-properties officeooo:rsid="0061c25a"/>
    </style:style>
    <style:style style:name="T40" style:family="text">
      <style:text-properties officeooo:rsid="0061f087"/>
    </style:style>
    <style:style style:name="T41" style:family="text">
      <style:text-properties officeooo:rsid="0064b726"/>
    </style:style>
    <style:style style:name="T42" style:family="text">
      <style:text-properties officeooo:rsid="006542c5"/>
    </style:style>
    <style:style style:name="T43" style:family="text">
      <style:text-properties officeooo:rsid="003f26b0"/>
    </style:style>
    <style:style style:name="T44" style:family="text">
      <style:text-properties officeooo:rsid="003aefa5"/>
    </style:style>
    <style:style style:name="T45" style:family="text">
      <style:text-properties officeooo:rsid="003b36be"/>
    </style:style>
    <style:style style:name="T46" style:family="text">
      <style:text-properties officeooo:rsid="00211881"/>
    </style:style>
    <style:style style:name="T47" style:family="text">
      <style:text-properties officeooo:rsid="006743a3"/>
    </style:style>
    <style:style style:name="T48" style:family="text">
      <style:text-properties officeooo:rsid="001cf77a"/>
    </style:style>
    <style:style style:name="T49" style:family="text">
      <style:text-properties officeooo:rsid="006d7784"/>
    </style:style>
    <style:style style:name="T50" style:family="text">
      <style:text-properties officeooo:rsid="0070bb90"/>
    </style:style>
    <style:style style:name="T51" style:family="text">
      <style:text-properties officeooo:rsid="0077e135"/>
    </style:style>
    <style:style style:name="T52" style:family="text">
      <style:text-properties officeooo:rsid="00794923"/>
    </style:style>
    <style:style style:name="T53" style:family="text">
      <style:text-properties officeooo:rsid="007dc619"/>
    </style:style>
    <style:style style:name="T54" style:family="text">
      <style:text-properties officeooo:rsid="007f62c7"/>
    </style:style>
    <style:style style:name="T55" style:family="text">
      <style:text-properties officeooo:rsid="008527ba"/>
    </style:style>
    <style:style style:name="T56" style:family="text">
      <style:text-properties officeooo:rsid="00864e3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Magic the Gathering</text:p>
      <text:p text:style-name="P26">sorting machine materials</text:p>
      <text:p text:style-name="P27">(If link is dead let me know)<text:line-break/><text:span text:style-name="Source_20_Text"><text:span text:style-name="T22">Obviously these are just link recommendations, if you find a better deal go for it!</text:span></text:span></text:p>
      <text:p text:style-name="P26"><text:span text:style-name="T1"/></text:p>
      <text:p text:style-name="P29"><text:span text:style-name="T37">2525 </text:span>Frame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6">Item<text:span text:style-name="T7">s</text:span></text:p>
          </table:table-cell>
          <table:table-cell table:style-name="Table5.A1" office:value-type="string">
            <text:p text:style-name="P96">URL</text:p>
          </table:table-cell>
          <table:table-cell table:style-name="Table5.C1" office:value-type="string">
            <text:p text:style-name="P96">Quantity</text:p>
          </table:table-cell>
        </table:table-row>
        <table:table-row>
          <table:table-cell table:style-name="Table5.A2" office:value-type="string">
            <text:p text:style-name="P34"><text:span text:style-name="T8">25x25x</text:span>550mm Aluminum t-slot bar</text:p>
          </table:table-cell>
          <table:table-cell table:style-name="Table5.A2" table:number-rows-spanned="2" office:value-type="string">
            <text:p text:style-name="P2"><text:a xlink:type="simple" xlink:href="https://www.amazon.com/IXGNIJ-Aluminum-Extrusion-25mmx25mm-European/dp/B0CR5P392H/" text:style-name="Internet_20_link" text:visited-style-name="Visited_20_Internet_20_Link"><text:span text:style-name="T15">https://www.amazon.com/IXGNIJ-Aluminum-Extrusion-25mmx25mm-European/dp/B0CR5P392H/</text:span></text:a><text:span text:style-name="T15"> </text:span><text:span text:style-name="T16">Cut to lengths</text:span></text:p>
            <text:p text:style-name="P76">(Trying to find a cheaper source, the 2020 frame is overall cheaper by about $90 on the complete build)</text:p>
          </table:table-cell>
          <table:table-cell table:style-name="Table5.C2" office:value-type="string">
            <text:p text:style-name="P34">6</text:p>
          </table:table-cell>
        </table:table-row>
        <table:table-row>
          <table:table-cell table:style-name="Table5.A2" office:value-type="string">
            <text:p text:style-name="P34"><text:span text:style-name="T8">25x25x</text:span>500mm Aluminum t-slot bar</text:p>
          </table:table-cell>
          <table:covered-table-cell table:style-name="Table5.A2"/>
          <table:table-cell table:style-name="Table5.C2" office:value-type="string">
            <text:p text:style-name="P34">8</text:p>
          </table:table-cell>
        </table:table-row>
        <table:table-row>
          <table:table-cell table:style-name="Table5.A2" office:value-type="string">
            <text:p text:style-name="P72">25x25 t-slot corner brackets</text:p>
          </table:table-cell>
          <table:table-cell table:style-name="Table5.A2" office:value-type="string">
            <text:p text:style-name="P2"><text:a xlink:type="simple" xlink:href="https://www.amazon.com/Connector-Aluminum-Extrusion-Bracket-Extruded/dp/B0B8H43B8X/" text:style-name="Internet_20_link" text:visited-style-name="Visited_20_Internet_20_Link"><text:span text:style-name="T15">https://www.amazon.com/Connector-Aluminum-Extrusion-Bracket-Extruded/dp/B0B8H43B8X/</text:span></text:a></text:p>
          </table:table-cell>
          <table:table-cell table:style-name="Table5.C2" office:value-type="string">
            <text:p text:style-name="P73">1</text:p>
          </table:table-cell>
        </table:table-row>
      </table:table>
      <text:p text:style-name="P71"/>
      <text:p text:style-name="P29"><text:span text:style-name="T37">2020 </text:span>Frame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6">Item<text:span text:style-name="T7">s</text:span></text:p>
          </table:table-cell>
          <table:table-cell table:style-name="Table2.A1" office:value-type="string">
            <text:p text:style-name="P96">URL</text:p>
          </table:table-cell>
          <table:table-cell table:style-name="Table2.C1" office:value-type="string">
            <text:p text:style-name="P96">Quantity</text:p>
          </table:table-cell>
        </table:table-row>
        <table:table-row>
          <table:table-cell table:style-name="Table2.A2" office:value-type="string">
            <text:p text:style-name="P34"><text:span text:style-name="T8">2</text:span><text:span text:style-name="T38">0</text:span><text:span text:style-name="T8">x2</text:span><text:span text:style-name="T38">0</text:span><text:span text:style-name="T8">x</text:span>550mm Aluminum t-slot bar</text:p>
          </table:table-cell>
          <table:table-cell table:style-name="Table2.A2" table:number-rows-spanned="2" office:value-type="string">
            <text:p text:style-name="P2"><text:a xlink:type="simple" xlink:href="https://s.click.aliexpress.com/e/_ooVn7JZ" text:style-name="Internet_20_link" text:visited-style-name="Visited_20_Internet_20_Link"><text:span text:style-name="T16">https://s.click.aliexpress.com/e/_ooVn7JZ</text:span></text:a></text:p>
            <text:p text:style-name="P43"/>
          </table:table-cell>
          <table:table-cell table:style-name="Table2.C2" office:value-type="string">
            <text:p text:style-name="P34">6</text:p>
          </table:table-cell>
        </table:table-row>
        <table:table-row>
          <table:table-cell table:style-name="Table2.A2" office:value-type="string">
            <text:p text:style-name="P34"><text:span text:style-name="T8">2</text:span><text:span text:style-name="T38">0</text:span><text:span text:style-name="T8">x2</text:span><text:span text:style-name="T38">0</text:span><text:span text:style-name="T8">x</text:span>50<text:span text:style-name="T38">0</text:span>mm Aluminum t-slot bar</text:p>
          </table:table-cell>
          <table:covered-table-cell table:style-name="Table2.A2"/>
          <table:table-cell table:style-name="Table2.C2" office:value-type="string">
            <text:p text:style-name="P34">8</text:p>
          </table:table-cell>
        </table:table-row>
        <table:table-row>
          <table:table-cell table:style-name="Table2.A2" office:value-type="string">
            <text:p text:style-name="P72">2<text:span text:style-name="T38">0</text:span>x2<text:span text:style-name="T38">0</text:span> corner brackets</text:p>
          </table:table-cell>
          <table:table-cell table:style-name="Table2.A2" office:value-type="string">
            <text:p text:style-name="P2"><text:a xlink:type="simple" xlink:href="https://s.click.aliexpress.com/e/_opvcbMQ" text:style-name="Internet_20_link" text:visited-style-name="Visited_20_Internet_20_Link"><text:span text:style-name="T15">https://s.click.aliexpress.com/e/_opvcbMQ</text:span></text:a><text:span text:style-name="T15"> </text:span></text:p>
          </table:table-cell>
          <table:table-cell table:style-name="Table2.C2" office:value-type="string">
            <text:p text:style-name="P73">1</text:p>
          </table:table-cell>
        </table:table-row>
      </table:table>
      <text:p text:style-name="P71"/>
      <text:p text:style-name="P28"><text:span text:style-name="T4">C</text:span>omponent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5">Item<text:span text:style-name="T7">s</text:span></text:p>
          </table:table-cell>
          <table:table-cell table:style-name="Table1.A1" office:value-type="string">
            <text:p text:style-name="P95">URL</text:p>
          </table:table-cell>
          <table:table-cell table:style-name="Table1.C1" office:value-type="string">
            <text:p text:style-name="P95">Quantity</text:p>
          </table:table-cell>
        </table:table-row>
        <table:table-row>
          <table:table-cell table:style-name="Table1.A2" office:value-type="string">
            <text:p text:style-name="P78">M6 t slot nut (lot of 20) should work for either frame</text:p>
          </table:table-cell>
          <table:table-cell table:style-name="Table1.A2" office:value-type="string">
            <text:p text:style-name="Standard"><text:a xlink:type="simple" xlink:href="https://s.click.aliexpress.com/e/_opiADM7" text:style-name="Internet_20_link" text:visited-style-name="Visited_20_Internet_20_Link"><text:span text:style-name="T2">https://s.click.aliexpress.com/e/_opiADM7</text:span></text:a><text:span text:style-name="T2"> </text:span></text:p>
          </table:table-cell>
          <table:table-cell table:style-name="Table1.C2" office:value-type="string">
            <text:p text:style-name="P78">1</text:p>
          </table:table-cell>
        </table:table-row>
        <table:table-row>
          <table:table-cell table:style-name="Table1.A2" office:value-type="string">
            <text:p text:style-name="P34">550mm x 8mm milled steel rods</text:p>
          </table:table-cell>
          <table:table-cell table:style-name="Table1.A2" table:number-rows-spanned="3" office:value-type="string">
            <text:p text:style-name="Standard"><text:a xlink:type="simple" xlink:href="https://www.amazon.com/550mm-Linear-Motion-Printer-Machine/dp/B09P87GC3X/" text:style-name="Internet_20_link" text:visited-style-name="Visited_20_Internet_20_Link"><text:span text:style-name="T23">https://www.amazon.com/550mm-Linear-Motion-Printer-Machine/dp/B09P87GC3X/</text:span></text:a><text:span text:style-name="T23"><text:line-break/></text:span><text:span text:style-name="T24">or<text:line-break/></text:span><text:a xlink:type="simple" xlink:href="https://s.click.aliexpress.com/e/_okMx702" text:style-name="Internet_20_link" text:visited-style-name="Visited_20_Internet_20_Link"><text:span text:style-name="T24">https://s.click.aliexpress.com/e/_okMx702</text:span></text:a><text:span text:style-name="T24"><text:line-break/></text:span><text:span text:style-name="T25">or</text:span><text:span text:style-name="T24"><text:line-break/></text:span><text:a xlink:type="simple" xlink:href="https://www.amazon.com/dp/B0B2LPDSMC/" text:style-name="Internet_20_link" text:visited-style-name="Visited_20_Internet_20_Link"><text:span text:style-name="T2">https://www.amazon.com/dp/B0B2LPDSMC/</text:span></text:a></text:p>
          </table:table-cell>
          <table:table-cell table:style-name="Table1.C2" office:value-type="string">
            <text:p text:style-name="P89">6 rods total</text:p>
          </table:table-cell>
        </table:table-row>
        <table:table-row>
          <table:table-cell table:style-name="Table1.A2" office:value-type="string">
            <text:p text:style-name="P34"><text:span text:style-name="T53">2x </text:span>500mm x 8mm milled steel rods</text:p>
          </table:table-cell>
          <table:covered-table-cell table:style-name="Table1.A2"/>
          <table:table-cell table:style-name="Table1.C2" office:value-type="string">
            <text:p text:style-name="P89">2 rods total</text:p>
          </table:table-cell>
        </table:table-row>
        <table:table-row>
          <table:table-cell table:style-name="Table1.A2" office:value-type="string">
            <text:p text:style-name="P34"><text:span text:style-name="T53">2x </text:span>300mm x 8mm milled steel rods</text:p>
          </table:table-cell>
          <table:covered-table-cell table:style-name="Table1.A2"/>
          <table:table-cell table:style-name="Table1.C2" office:value-type="string">
            <text:p text:style-name="P89">2 rods total</text:p>
          </table:table-cell>
        </table:table-row>
        <table:table-row>
          <table:table-cell table:style-name="Table1.A2" office:value-type="string">
            <text:p text:style-name="P47">12v 20A Power supply</text:p>
          </table:table-cell>
          <table:table-cell table:style-name="Table1.A2" office:value-type="string">
            <text:p text:style-name="P23"><text:a xlink:type="simple" xlink:href="https://s.click.aliexpress.com/e/_on92Pan" text:style-name="Internet_20_link" text:visited-style-name="Visited_20_Internet_20_Link"><text:span text:style-name="T17">https://s.click.aliexpress.com/e/_on92Pan</text:span></text:a></text:p>
          </table:table-cell>
          <table:table-cell table:style-name="Table1.C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47">12v Halo lights:</text:p>
            <text:p text:style-name="P48">100mm and 110mm</text:p>
            <text:p text:style-name="P48">(white, comes in packs of 2 so you will have extras)</text:p>
          </table:table-cell>
          <table:table-cell table:style-name="Table1.A2" office:value-type="string">
            <text:p text:style-name="P24"><text:a xlink:type="simple" xlink:href="https://s.click.aliexpress.com/e/_omvoQvM" text:style-name="Internet_20_link" text:visited-style-name="Visited_20_Internet_20_Link"><text:span text:style-name="T17">https://s.click.aliexpress.com/e/_omvoQvM</text:span></text:a></text:p>
            <text:p text:style-name="P4"><text:span text:style-name="T15"/></text:p>
          </table:table-cell>
          <table:table-cell table:style-name="Table1.C2" office:value-type="string">
            <text:p text:style-name="P47">1 each</text:p>
          </table:table-cell>
        </table:table-row>
        <table:table-row>
          <table:table-cell table:style-name="Table1.A2" office:value-type="string">
            <text:p text:style-name="P47">Ardiuno Mega 2560 kit <text:span text:style-name="T42">(Package B)</text:span></text:p>
          </table:table-cell>
          <table:table-cell table:style-name="Table1.A2" office:value-type="string">
            <text:p text:style-name="P22"><text:a xlink:type="simple" xlink:href="https://s.click.aliexpress.com/e/_oCAmKlH" text:style-name="Internet_20_link" text:visited-style-name="Visited_20_Internet_20_Link"><text:span text:style-name="T17">https://s.click.aliexpress.com/e/_oCAmKlH</text:span></text:a><text:span text:style-name="T17"> </text:span></text:p>
          </table:table-cell>
          <table:table-cell table:style-name="Table1.C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37">LCD1602 Blue I2C <text:span text:style-name="T3">or</text:span></text:p>
            <text:p text:style-name="P37">LCD1602 Green I2C </text:p>
          </table:table-cell>
          <table:table-cell table:style-name="Table1.A2" office:value-type="string">
            <text:p text:style-name="P22"><text:a xlink:type="simple" xlink:href="https://s.click.aliexpress.com/e/_ol1EtsT" text:style-name="Internet_20_link" text:visited-style-name="Visited_20_Internet_20_Link"><text:span text:style-name="T17">https://s.click.aliexpress.com/e/_ol1EtsT</text:span></text:a></text:p>
          </table:table-cell>
          <table:table-cell table:style-name="Table1.C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49"><text:span text:style-name="T50">Pulleys</text:span> <text:span text:style-name="T4">(</text:span>5PCS, 20T W6 B5<text:span text:style-name="T4">)</text:span></text:p>
          </table:table-cell>
          <table:table-cell table:style-name="Table1.A2" office:value-type="string">
            <text:p text:style-name="P22"><text:a xlink:type="simple" xlink:href="https://s.click.aliexpress.com/e/_oEcsqdb" text:style-name="Internet_20_link" text:visited-style-name="Visited_20_Internet_20_Link"><text:span text:style-name="T17">https://s.click.aliexpress.com/e/_oEcsqdb</text:span></text:a><text:span text:style-name="T17"> </text:span></text:p>
          </table:table-cell>
          <table:table-cell table:style-name="Table1.C2" office:value-type="string">
            <text:p text:style-name="P85">1</text:p>
          </table:table-cell>
        </table:table-row>
        <table:table-row>
          <table:table-cell table:style-name="Table1.A2" office:value-type="string">
            <text:p text:style-name="P39"><text:span text:style-name="T50">More p</text:span><text:span text:style-name="T4">ulleys (</text:span><text:span text:style-name="T3">20T W6 B5</text:span><text:span text:style-name="T4">)</text:span></text:p>
          </table:table-cell>
          <table:table-cell table:style-name="Table1.A2" office:value-type="string">
            <text:p text:style-name="P1"><text:a xlink:type="simple" xlink:href="https://s.click.aliexpress.com/e/_omv5y17" text:style-name="Internet_20_link" text:visited-style-name="Visited_20_Internet_20_Link"><text:span text:style-name="T15">https://s.click.aliexpress.com/e/_omv5y17</text:span></text:a><text:span text:style-name="T15"> </text:span></text:p>
          </table:table-cell>
          <table:table-cell table:style-name="Table1.C2" office:value-type="string">
            <text:p text:style-name="P86">2</text:p>
          </table:table-cell>
        </table:table-row>
        <table:table-row>
          <table:table-cell table:style-name="Table1.A2" office:value-type="string">
            <text:p text:style-name="P52">Belt clamps<text:span text:style-name="T50"> (lot of 3)</text:span></text:p>
          </table:table-cell>
          <table:table-cell table:style-name="Table1.A2" office:value-type="string">
            <text:p text:style-name="P1"><text:a xlink:type="simple" xlink:href="https://s.click.aliexpress.com/e/_omXSal3" text:style-name="Internet_20_link" text:visited-style-name="Visited_20_Internet_20_Link"><text:span text:style-name="T15">https://s.click.aliexpress.com/e/_omXSal3</text:span></text:a><text:span text:style-name="T15"> </text:span></text:p>
          </table:table-cell>
          <table:table-cell table:style-name="Table1.C2" office:value-type="string">
            <text:p text:style-name="P86">1</text:p>
          </table:table-cell>
        </table:table-row>
        <table:table-row>
          <table:table-cell table:style-name="Table1.A2" office:value-type="string">
            <text:p text:style-name="P87">6mm belt (5 meters)</text:p>
          </table:table-cell>
          <table:table-cell table:style-name="Table1.A2" office:value-type="string">
            <text:p text:style-name="P1"><text:a xlink:type="simple" xlink:href="https://s.click.aliexpress.com/e/_olDFNsd" text:style-name="Internet_20_link" text:visited-style-name="Visited_20_Internet_20_Link"><text:span text:style-name="T49">https://s.click.aliexpress.com/e/_olDFNsd</text:span></text:a><text:span text:style-name="T49"> </text:span></text:p>
          </table:table-cell>
          <table:table-cell table:style-name="Table1.C2" office:value-type="string">
            <text:p text:style-name="P86">1</text:p>
          </table:table-cell>
        </table:table-row>
        <table:table-row>
          <table:table-cell table:style-name="Table1.A2" office:value-type="string">
            <text:p text:style-name="P87">Belt tensioner springs</text:p>
          </table:table-cell>
          <table:table-cell table:style-name="Table1.A2" office:value-type="string">
            <text:p text:style-name="P1"><text:a xlink:type="simple" xlink:href="https://s.click.aliexpress.com/e/_oELpuTn" text:style-name="Internet_20_link" text:visited-style-name="Visited_20_Internet_20_Link">https://s.click.aliexpress.com/e/_oELpuTn</text:a> </text:p>
          </table:table-cell>
          <table:table-cell table:style-name="Table1.C2" office:value-type="string">
            <text:p text:style-name="P86"/>
          </table:table-cell>
        </table:table-row>
        <table:table-row>
          <table:table-cell table:style-name="Table1.A2" office:value-type="string">
            <text:p text:style-name="P49">Time of Flight sensor</text:p>
            <text:p text:style-name="P38"><text:span text:style-name="T3">(</text:span>TOF050C<text:span text:style-name="T3">)</text:span></text:p>
          </table:table-cell>
          <table:table-cell table:style-name="Table1.A2" office:value-type="string">
            <text:p text:style-name="P23"><text:a xlink:type="simple" xlink:href="https://s.click.aliexpress.com/e/_ontJu63" text:style-name="Internet_20_link" text:visited-style-name="Visited_20_Internet_20_Link"><text:span text:style-name="T17">https://s.click.aliexpress.com/e/_ontJu63</text:span></text:a></text:p>
          </table:table-cell>
          <table:table-cell table:style-name="Table1.C2" office:value-type="string">
            <text:p text:style-name="P49">1</text:p>
          </table:table-cell>
        </table:table-row>
        <table:table-row>
          <table:table-cell table:style-name="Table1.A2" office:value-type="string">
            <text:p text:style-name="P49">Power switch</text:p>
          </table:table-cell>
          <table:table-cell table:style-name="Table1.A2" office:value-type="string">
            <text:p text:style-name="P22"><text:a xlink:type="simple" xlink:href="https://s.click.aliexpress.com/e/_olikwcJ" text:style-name="Internet_20_link" text:visited-style-name="Visited_20_Internet_20_Link"><text:span text:style-name="T17">https://s.click.aliexpress.com/e/_olikwcJ</text:span></text:a></text:p>
          </table:table-cell>
          <table:table-cell table:style-name="Table1.C2" office:value-type="string">
            <text:p text:style-name="P49">1</text:p>
          </table:table-cell>
        </table:table-row>
        <table:table-row>
          <table:table-cell table:style-name="Table1.A2" office:value-type="string">
            <text:p text:style-name="P49">8MP USB camera</text:p>
            <text:p text:style-name="P49">(2 meter cable)</text:p>
          </table:table-cell>
          <table:table-cell table:style-name="Table1.A2" office:value-type="string">
            <text:p text:style-name="P22"><text:a xlink:type="simple" xlink:href="https://s.click.aliexpress.com/e/_olqvzqJ" text:style-name="Internet_20_link" text:visited-style-name="Visited_20_Internet_20_Link"><text:span text:style-name="T17">https://s.click.aliexpress.com/e/_olqvzqJ</text:span></text:a></text:p>
          </table:table-cell>
          <table:table-cell table:style-name="Table1.C2" office:value-type="string">
            <text:p text:style-name="P49">1</text:p>
          </table:table-cell>
        </table:table-row>
        <table:table-row>
          <table:table-cell table:style-name="Table1.A2" office:value-type="string">
            <text:p text:style-name="P38"><text:span text:style-name="T3">8mm screw rod - </text:span>Pitch 2mm Lead 8mm, <text:span text:style-name="T56">3</text:span><text:span text:style-name="T5">00</text:span>mm</text:p>
          </table:table-cell>
          <table:table-cell table:style-name="Table1.A2" office:value-type="string">
            <text:p text:style-name="P104"><text:a xlink:type="simple" xlink:href="https://s.click.aliexpress.com/e/_onu2dUo" text:style-name="Internet_20_link" text:visited-style-name="Visited_20_Internet_20_Link">https://s.click.aliexpress.com/e/_onu2dUo</text:a></text:p>
          </table:table-cell>
          <table:table-cell table:style-name="Table1.C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9">Endstops</text:p>
            <text:p text:style-name="P49">(you might break a couple during assembly, best to have extras)</text:p>
          </table:table-cell>
          <table:table-cell table:style-name="Table1.A2" office:value-type="string">
            <text:p text:style-name="P22"><text:a xlink:type="simple" xlink:href="https://s.click.aliexpress.com/e/_oljfq7t" text:style-name="Internet_20_link" text:visited-style-name="Visited_20_Internet_20_Link"><text:span text:style-name="T17">https://s.click.aliexpress.com/e/_oljfq7t</text:span></text:a></text:p>
          </table:table-cell>
          <table:table-cell table:style-name="Table1.C2" office:value-type="string">
            <text:p text:style-name="P49">1</text:p>
          </table:table-cell>
        </table:table-row>
        <table:table-row>
          <table:table-cell table:style-name="Table1.A2" office:value-type="string">
            <text:p text:style-name="P51">8mm bearings (LM8UU 1<text:span text:style-name="T4">0</text:span> pack)</text:p>
          </table:table-cell>
          <table:table-cell table:style-name="Table1.A2" office:value-type="string">
            <text:p text:style-name="P22"><text:a xlink:type="simple" xlink:href="https://s.click.aliexpress.com/e/_okaOZNY" text:style-name="Internet_20_link" text:visited-style-name="Visited_20_Internet_20_Link"><text:span text:style-name="T17">https://s.click.aliexpress.com/e/_okaOZNY</text:span></text:a><text:span text:style-name="T17"> </text:span></text:p>
          </table:table-cell>
          <table:table-cell table:style-name="Table1.C2" office:value-type="string">
            <text:p text:style-name="P52">3</text:p>
          </table:table-cell>
        </table:table-row>
        <table:table-row>
          <table:table-cell table:style-name="Table1.A2" office:value-type="string">
            <text:p text:style-name="P54">5mm to 8mm couplers</text:p>
          </table:table-cell>
          <table:table-cell table:style-name="Table1.A2" office:value-type="string">
            <text:p text:style-name="P1"><text:a xlink:type="simple" xlink:href="https://s.click.aliexpress.com/e/_oDA0KJl" text:style-name="Internet_20_link" text:visited-style-name="Visited_20_Internet_20_Link"><text:span text:style-name="T15">https://s.click.aliexpress.com/e/_oDA0KJl</text:span></text:a></text:p>
          </table:table-cell>
          <table:table-cell table:style-name="Table1.C2" office:value-type="string">
            <text:p text:style-name="P65">3</text:p>
          </table:table-cell>
        </table:table-row>
        <table:table-row>
          <table:table-cell table:style-name="Table1.A2" office:value-type="string">
            <text:p text:style-name="P51">Suction cup<text:span text:style-name="T51">s</text:span></text:p>
            <text:p text:style-name="P51">(Package 1)</text:p>
          </table:table-cell>
          <table:table-cell table:style-name="Table1.A2" office:value-type="string">
            <text:p text:style-name="P1"><text:a xlink:type="simple" xlink:href="https://s.click.aliexpress.com/e/_on9q31Y" text:style-name="Internet_20_link" text:visited-style-name="Visited_20_Internet_20_Link"><text:span text:style-name="T15">https://s.click.aliexpress.com/e/_on9q31Y</text:span></text:a></text:p>
            <text:p text:style-name="P1"><text:span text:style-name="T15"/></text:p>
          </table:table-cell>
          <table:table-cell table:style-name="Table1.C2" office:value-type="string">
            <text:p text:style-name="P88">2</text:p>
          </table:table-cell>
        </table:table-row>
        <table:table-row>
          <table:table-cell table:style-name="Table1.A2" office:value-type="string">
            <text:p text:style-name="P52"><text:span text:style-name="T51">V</text:span>acuum pump<text:span text:style-name="T51">s (300g option)</text:span></text:p>
          </table:table-cell>
          <table:table-cell table:style-name="Table1.A2" office:value-type="string">
            <text:p text:style-name="P1"><text:a xlink:type="simple" xlink:href="https://s.click.aliexpress.com/e/_oke1dk3" text:style-name="Internet_20_link" text:visited-style-name="Visited_20_Internet_20_Link"><text:span text:style-name="T15">https://s.click.aliexpress.com/e/_oke1dk3</text:span></text:a></text:p>
          </table:table-cell>
          <table:table-cell table:style-name="Table1.C2" office:value-type="string">
            <text:p text:style-name="P88">2</text:p>
          </table:table-cell>
        </table:table-row>
        <table:table-row>
          <table:table-cell table:style-name="Table1.A2" office:value-type="string">
            <text:p text:style-name="P52">Hose splitter 2.4mm</text:p>
          </table:table-cell>
          <table:table-cell table:style-name="Table1.A2" office:value-type="string">
            <text:p text:style-name="P1"><text:a xlink:type="simple" xlink:href="https://s.click.aliexpress.com/e/_oEc8Vw2" text:style-name="Internet_20_link" text:visited-style-name="Visited_20_Internet_20_Link"><text:span text:style-name="T15">https://s.click.aliexpress.com/e/_oEc8Vw2</text:span></text:a></text:p>
          </table:table-cell>
          <table:table-cell table:style-name="Table1.C2" office:value-type="string">
            <text:p text:style-name="P52">1</text:p>
          </table:table-cell>
        </table:table-row>
        <text:soft-page-break/>
        <table:table-row>
          <table:table-cell table:style-name="Table1.A2" office:value-type="string">
            <text:p text:style-name="P88">Air line</text:p>
          </table:table-cell>
          <table:table-cell table:style-name="Table1.A2" office:value-type="string">
            <text:p text:style-name="P18"/>
          </table:table-cell>
          <table:table-cell table:style-name="Table1.C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50">Motors</text:p>
            <text:p text:style-name="P25"><text:span text:style-name="T18">17HS19-2004S1 – </text:span><text:span text:style-name="T19">Th</text:span><text:span text:style-name="T20">e</text:span><text:span text:style-name="T19">se are particularly strong motors for their size but rather they be strong vs weak </text:span><text:span text:style-name="T18">(I used </text:span><text:span text:style-name="Emphasis"><text:span text:style-name="T17">42bhh48</text:span></text:span><text:span text:style-name="T17">-</text:span><text:span text:style-name="Emphasis"><text:span text:style-name="T17">151k</text:span></text:span><text:span text:style-name="T17">-</text:span><text:span text:style-name="Emphasis"><text:span text:style-name="T17">24b </text:span></text:span><text:span text:style-name="Emphasis"><text:span text:style-name="T18">but a same size similar torque will work fine)</text:span></text:span></text:p>
          </table:table-cell>
          <table:table-cell table:style-name="Table1.A2" office:value-type="string">
            <text:p text:style-name="P50"><text:a xlink:type="simple" xlink:href="https://s.click.aliexpress.com/e/_onv5IFN" text:style-name="Internet_20_link" text:visited-style-name="Visited_20_Internet_20_Link">https://s.click.aliexpress.com/e/_onv5IFN</text:a></text:p>
          </table:table-cell>
          <table:table-cell table:style-name="Table1.C2" office:value-type="string">
            <text:p text:style-name="P66">Need 5 (comes 3 per lot, will have 1 extra replacement motor</text:p>
          </table:table-cell>
        </table:table-row>
        <table:table-row>
          <table:table-cell table:style-name="Table1.A2" office:value-type="string">
            <text:p text:style-name="P40">Hillman 1-3/8-in x <text:span text:style-name="T14">4</text:span>-ft Interior/Exterior Zinc-Plated Steel Perforated</text:p>
            <text:p text:style-name="P56">(Need atleast 4 feet)</text:p>
          </table:table-cell>
          <table:table-cell table:style-name="Table1.A2" office:value-type="string">
            <text:p text:style-name="P6"><text:a xlink:type="simple" xlink:href="https://www.lowes.com/pd/Hillman-4-ft-x-1-375-in-Steel-Perforated/3059255" text:style-name="Internet_20_link" text:visited-style-name="Visited_20_Internet_20_Link"><text:span text:style-name="T15">https://www.lowes.com/pd/Hillman-4-ft-x-1-375-in-Steel-Perforated/3059255</text:span></text:a></text:p>
            <text:p text:style-name="P57"/>
            <text:p text:style-name="P57"/>
          </table:table-cell>
          <table:table-cell table:style-name="Table1.C2" office:value-type="string">
            <text:p text:style-name="P58">1</text:p>
          </table:table-cell>
        </table:table-row>
        <table:table-row>
          <table:table-cell table:style-name="Table1.A2" office:value-type="string">
            <text:p text:style-name="P40"><text:span text:style-name="T5">Hillman</text:span><text:span text:style-name="T48"> 10¼ in Zinc Gate Extension Spring</text:span></text:p>
            <text:p text:style-name="P57">0.44 x 10¼ x 0.04 (11.10mm x 260.35mm x 1.05mm)</text:p>
          </table:table-cell>
          <table:table-cell table:style-name="Table1.A2" office:value-type="string">
            <text:p text:style-name="P57"><text:span text:style-name="T12">Lowes - </text:span>Buy in store, website is confusing. UPC 008236801149</text:p>
          </table:table-cell>
          <table:table-cell table:style-name="Table1.C2" office:value-type="string">
            <text:p text:style-name="P59">1</text:p>
          </table:table-cell>
        </table:table-row>
        <table:table-row>
          <table:table-cell table:style-name="Table1.A2" office:value-type="string">
            <text:p text:style-name="P67">M6 thread x M8 shoulder x 1<text:span text:style-name="T52">0</text:span>0mm shoulder bolts</text:p>
          </table:table-cell>
          <table:table-cell table:style-name="Table1.A2" office:value-type="string">
            <text:p text:style-name="P61"><text:a xlink:type="simple" xlink:href="https://s.click.aliexpress.com/e/_oDGH8Bs" text:style-name="Internet_20_link" text:visited-style-name="Visited_20_Internet_20_Link">https://s.click.aliexpress.com/e/_oDGH8Bs</text:a></text:p>
          </table:table-cell>
          <table:table-cell table:style-name="Table1.C2" office:value-type="string">
            <text:p text:style-name="P61">2</text:p>
          </table:table-cell>
        </table:table-row>
        <table:table-row>
          <table:table-cell table:style-name="Table1.A2" office:value-type="string">
            <text:p text:style-name="P33">M8x16x1 <text:span text:style-name="T34">20 washers</text:span></text:p>
          </table:table-cell>
          <table:table-cell table:style-name="Table1.A2" office:value-type="string">
            <text:p text:style-name="P61"><text:a xlink:type="simple" xlink:href="https://s.click.aliexpress.com/e/_ole4eru" text:style-name="Internet_20_link" text:visited-style-name="Visited_20_Internet_20_Link">https://s.click.aliexpress.com/e/_ole4eru</text:a> </text:p>
          </table:table-cell>
          <table:table-cell table:style-name="Table1.C2" office:value-type="string">
            <text:p text:style-name="P67">1 lot (only need 2 of them)</text:p>
          </table:table-cell>
        </table:table-row>
        <table:table-row>
          <table:table-cell table:style-name="Table1.A2" office:value-type="string">
            <text:p text:style-name="P59">Wires</text:p>
            <text:list text:style-name="L1">
              <text:list-item>
                <text:p text:style-name="P102">18g wire (yellow and black)<text:line-break/>Can steal from an old PC power supply</text:p>
                <text:p text:style-name="P102"/>
              </text:list-item>
              <text:list-item>
                <text:p text:style-name="P102">Bulk thi<text:span text:style-name="T9">n</text:span>n<text:span text:style-name="T6">er</text:span> wire (I mainly used recycled Ethernet and USB cables, lots of colors, <text:span text:style-name="T6">nothing hair thin</text:span>) <text:span text:style-name="T35">but 26 awg will work fine</text:span></text:p>
              </text:list-item>
            </text:list>
          </table:table-cell>
          <table:table-cell table:style-name="Table1.A2" office:value-type="string">
            <text:p text:style-name="P59">Recycle <text:span text:style-name="T34">if possible but if not<text:line-break/><text:line-break/></text:span><text:a xlink:type="simple" xlink:href="https://s.click.aliexpress.com/e/_ooCR0iT" text:style-name="Internet_20_link" text:visited-style-name="Visited_20_Internet_20_Link"><text:span text:style-name="T34">https://s.click.aliexpress.com/e/_ooCR0iT</text:span></text:a><text:span text:style-name="T34"> </text:span><text:span text:style-name="T35">for both</text:span></text:p>
            <text:p text:style-name="P59"/>
          </table:table-cell>
          <table:table-cell table:style-name="Table1.C2" office:value-type="string">
            <text:p text:style-name="P59">A lot</text:p>
          </table:table-cell>
        </table:table-row>
        <table:table-row>
          <table:table-cell table:style-name="Table1.A2" office:value-type="string">
            <text:p text:style-name="P46">Bolts, screws and nuts:</text:p>
            <text:p text:style-name="P21">3mm x 10mm – <text:span text:style-name="T43">13</text:span></text:p>
            <text:p text:style-name="P13">3mm x 15mm – <text:span text:style-name="T44">20</text:span></text:p>
            <text:p text:style-name="P80">3mm x 20mm – 3</text:p>
            <text:p text:style-name="P12"><text:span text:style-name="T29">4mm x 10mm – </text:span><text:span text:style-name="T28">3 </text:span></text:p>
            <text:p text:style-name="P13">5mm x 15mm – <text:span text:style-name="T44">4</text:span></text:p>
            <text:p text:style-name="P14">5mm x 30mm – <text:span text:style-name="T45">2 </text:span></text:p>
            <text:p text:style-name="P15">5mm x 5mm set screws – 6</text:p>
            <text:p text:style-name="P21">6mm x 10mm – <text:span text:style-name="T43">12</text:span></text:p>
            <text:p text:style-name="P16"><text:span text:style-name="T46">6mm x 15mm – </text:span><text:span text:style-name="T45">2</text:span></text:p>
            <text:p text:style-name="P21">6mm x 30mm – 4</text:p>
            <text:p text:style-name="P21">6mm x 50mm – 4</text:p>
            <text:p text:style-name="P17"><text:span text:style-name="T30">M5 x 10mm tapered wood screws – </text:span><text:span text:style-name="T28">48</text:span></text:p>
            <text:p text:style-name="P12">#8 2-inch screws – <text:span text:style-name="T43">4 </text:span></text:p>
          </table:table-cell>
          <table:table-cell table:style-name="Table1.A2" office:value-type="string">
            <text:p text:style-name="P68"/>
          </table:table-cell>
          <table:table-cell table:style-name="Table1.C2" office:value-type="string">
            <text:p text:style-name="P46">?</text:p>
          </table:table-cell>
        </table:table-row>
        <table:table-row>
          <table:table-cell table:style-name="Table1.A2" office:value-type="string">
            <text:p text:style-name="P79">M5 x 10mm tapered wood screws (48)</text:p>
          </table:table-cell>
          <table:table-cell table:style-name="Table1.A2" office:value-type="string">
            <text:p text:style-name="P68"><text:a xlink:type="simple" xlink:href="https://s.click.aliexpress.com/e/_oB0LquT" text:style-name="Internet_20_link" text:visited-style-name="Visited_20_Internet_20_Link">https://s.click.aliexpress.com/e/_oB0LquT</text:a> </text:p>
          </table:table-cell>
          <table:table-cell table:style-name="Table1.C2" office:value-type="string">
            <text:p text:style-name="P79">5</text:p>
          </table:table-cell>
        </table:table-row>
        <table:table-row>
          <table:table-cell table:style-name="Table1.A2" office:value-type="string">
            <text:p text:style-name="P75">Wood square – 5<text:span text:style-name="T41">5</text:span>0mm x 500mm x 25mm</text:p>
          </table:table-cell>
          <table:table-cell table:style-name="Table1.A2" office:value-type="string">
            <text:p text:style-name="P68"/>
          </table:table-cell>
          <table:table-cell table:style-name="Table1.C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90">Single shower curtain ring</text:p>
          </table:table-cell>
          <table:table-cell table:style-name="Table1.A2" office:value-type="string">
            <text:p text:style-name="P90">Dollar tree</text:p>
          </table:table-cell>
          <table:table-cell table:style-name="Table1.C2" office:value-type="string">
            <text:p text:style-name="P90">1</text:p>
          </table:table-cell>
        </table:table-row>
        <table:table-row>
          <table:table-cell table:style-name="Table1.A2" office:value-type="string">
            <text:p text:style-name="P90">Tip ties</text:p>
          </table:table-cell>
          <table:table-cell table:style-name="Table1.A2" office:value-type="string">
            <text:p text:style-name="P90"/>
          </table:table-cell>
          <table:table-cell table:style-name="Table1.C2" office:value-type="string">
            <text:p text:style-name="P90"/>
          </table:table-cell>
        </table:table-row>
        <table:table-row>
          <table:table-cell table:style-name="Table1.A2" office:value-type="string">
            <text:p text:style-name="P90">Electrical tape or a wire management coil</text:p>
          </table:table-cell>
          <table:table-cell table:style-name="Table1.A2" office:value-type="string">
            <text:p text:style-name="P90"/>
          </table:table-cell>
          <table:table-cell table:style-name="Table1.C2" office:value-type="string">
            <text:p text:style-name="P90"/>
          </table:table-cell>
        </table:table-row>
      </table:table>
      <text:p text:style-name="P92"/>
      <text:p text:style-name="P30">3d printed stuff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>Items</text:p>
          </table:table-cell>
          <table:table-cell table:style-name="Table4.A1" table:number-rows-spanned="3" office:value-type="string">
            <text:p text:style-name="P19">In GitHub</text:p>
          </table:table-cell>
          <table:table-cell table:style-name="Table4.C1" office:value-type="string">
            <text:p text:style-name="P77">Quantity </text:p>
          </table:table-cell>
        </table:table-row>
        <table:table-row>
          <table:table-cell table:style-name="Table4.A2" office:value-type="string">
            <text:p text:style-name="P44">Tray - 2 sides</text:p>
            <text:p text:style-name="P41">Tray - 3 sides W</text:p>
            <text:p text:style-name="P41">Tray - 3 sides T</text:p>
            <text:p text:style-name="P41">Tray - All sides</text:p>
            <text:p text:style-name="P41"/>
            <text:p text:style-name="P55">Tray stabilizers:</text:p>
            <text:p text:style-name="P55">Tray mount - Middle</text:p>
            <text:p text:style-name="P55">Tray mount - Side</text:p>
            <text:p text:style-name="P55">Tray mount - Corners</text:p>
          </table:table-cell>
          <table:covered-table-cell table:style-name="Table4.A1"/>
          <table:table-cell table:style-name="Table4.C2" office:value-type="string">
            <text:p text:style-name="P62">24</text:p>
            <text:p text:style-name="P62">6</text:p>
            <text:p text:style-name="P62">4</text:p>
            <text:p text:style-name="P62">1</text:p>
            <text:p text:style-name="P62"/>
            <text:p text:style-name="P62"/>
            <text:p text:style-name="P62">24</text:p>
            <text:p text:style-name="P62">20</text:p>
            <text:p text:style-name="P62">4</text:p>
          </table:table-cell>
        </table:table-row>
        <table:table-row>
          <table:table-cell table:style-name="Table4.A2" office:value-type="string">
            <text:p text:style-name="P7"><text:span text:style-name="T15">X1, X2, X3, X4, Z1, Z2, Z3, Z4 </text:span><text:span text:style-name="T33">(this model is duplicated to be 130mm long because of the shorter shoulder bolts. If you managed to get the 140mm bolts before the link died print the 90mm version)</text:span><text:span text:style-name="T15">, </text:span><text:span text:style-name="T26">Z5, </text:span><text:span text:style-name="T27">Light mount 1 and 2, Power switch case </text:span><text:span text:style-name="T26">(2 pieces)</text:span></text:p>
            <text:p text:style-name="P42">Stabilizer / <text:span text:style-name="T11">Y axis </text:span><text:span text:style-name="T10">traveler</text:span></text:p>
          </table:table-cell>
          <table:covered-table-cell table:style-name="Table4.A1"/>
          <table:table-cell table:style-name="Table4.C2" office:value-type="string">
            <text:p text:style-name="P63">1 of each</text:p>
            <text:p text:style-name="P64">2 <text:span text:style-name="T38">of each</text:span></text:p>
          </table:table-cell>
        </table:table-row>
        <text:soft-page-break/>
        <table:table-row>
          <table:table-cell table:style-name="Table4.A2" office:value-type="string">
            <text:p text:style-name="P20">If using the 2020 frame:</text:p>
            <text:p text:style-name="P8">2.5mm spacer</text:p>
            <text:p text:style-name="P8">5mm spacer</text:p>
            <text:p text:style-name="P8"/>
            <text:p text:style-name="P11">OR </text:p>
            <text:p text:style-name="P9"/>
            <text:p text:style-name="P9"><text:span text:style-name="T40">(M</text:span><text:span text:style-name="T39">6x20x2.5</text:span><text:span text:style-name="T40">mm 5 per lot</text:span><text:span text:style-name="T39">)</text:span></text:p>
          </table:table-cell>
          <table:table-cell table:style-name="Table4.A2" office:value-type="string"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9"><text:a xlink:type="simple" xlink:href="https://s.click.aliexpress.com/e/_onpoScr" text:style-name="Internet_20_link" text:visited-style-name="Visited_20_Internet_20_Link"><text:span text:style-name="T39">https://s.click.aliexpress.com/e/_onpoScr</text:span></text:a></text:p>
          </table:table-cell>
          <table:table-cell table:style-name="Table4.C2" office:value-type="string">
            <text:p text:style-name="P63"/>
            <text:p text:style-name="P74">24</text:p>
            <text:p text:style-name="P74">4</text:p>
            <text:p text:style-name="P74"/>
            <text:p text:style-name="P77"/>
            <text:p text:style-name="P77"/>
            <text:p text:style-name="P77">7 lots (Need 32 washers)</text:p>
          </table:table-cell>
        </table:table-row>
      </table:table>
      <text:p text:style-name="P93"/>
      <text:p text:style-name="P32">Optional Substitution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98">Item<text:span text:style-name="T7">s</text:span></text:p>
          </table:table-cell>
          <table:table-cell table:style-name="Table6.A1" office:value-type="string">
            <text:p text:style-name="P98">URL</text:p>
          </table:table-cell>
          <table:table-cell table:style-name="Table6.A1" office:value-type="string">
            <text:p text:style-name="P99">Replaces</text:p>
          </table:table-cell>
          <table:table-cell table:style-name="Table6.D1" office:value-type="string">
            <text:p text:style-name="P98">Quantity</text:p>
          </table:table-cell>
        </table:table-row>
        <table:table-row>
          <table:table-cell table:style-name="Table6.A2" office:value-type="string">
            <text:p text:style-name="P91">DIN rail main power supply</text:p>
            <text:p text:style-name="P91">(<text:span text:style-name="T4">NDR-240-12V 20A</text:span>)</text:p>
          </table:table-cell>
          <table:table-cell table:style-name="Table6.A2" office:value-type="string">
            <text:p text:style-name="P5"><text:a xlink:type="simple" xlink:href="https://s.click.aliexpress.com/e/_oETsD6e" text:style-name="Internet_20_link" text:visited-style-name="Visited_20_Internet_20_Link"><text:span text:style-name="T15">https://s.click.aliexpress.com/e/_oETsD6e</text:span></text:a></text:p>
            <text:p text:style-name="P5"><text:span text:style-name="T15"/></text:p>
          </table:table-cell>
          <table:table-cell table:style-name="Table6.A2" office:value-type="string">
            <text:p text:style-name="P47">12v 20A Power supply</text:p>
          </table:table-cell>
          <table:table-cell table:style-name="Table6.D2" office:value-type="string">
            <text:p text:style-name="P91">1</text:p>
          </table:table-cell>
        </table:table-row>
        <table:table-row>
          <table:table-cell table:style-name="Table6.A2" office:value-type="string">
            <text:p text:style-name="P91">DIN rail <text:span text:style-name="T55">(50cm)</text:span></text:p>
          </table:table-cell>
          <table:table-cell table:style-name="Table6.A2" office:value-type="string">
            <text:p text:style-name="P5"><text:a xlink:type="simple" xlink:href="https://s.click.aliexpress.com/e/_o2B4oyA" text:style-name="Internet_20_link" text:visited-style-name="Visited_20_Internet_20_Link">https://s.click.aliexpress.com/e/_o2B4oyA</text:a></text:p>
            <text:p text:style-name="P5"/>
          </table:table-cell>
          <table:table-cell table:style-name="Table6.A2" office:value-type="string">
            <text:p text:style-name="P45">Hillman 1-3/8-in x <text:span text:style-name="T14">4</text:span>-ft Interior/Exterior Zinc-Plated Steel Perforated</text:p>
          </table:table-cell>
          <table:table-cell table:style-name="Table6.D2" office:value-type="string">
            <text:p text:style-name="P91">1</text:p>
          </table:table-cell>
        </table:table-row>
        <table:table-row>
          <table:table-cell table:style-name="Table6.A2" office:value-type="string">
            <text:p text:style-name="P91">DIN rail mounts - 3d print - 3 files</text:p>
          </table:table-cell>
          <table:table-cell table:style-name="Table6.A2" office:value-type="string">
            <text:p text:style-name="P91">In GitHub</text:p>
          </table:table-cell>
          <table:table-cell table:style-name="Table6.A2" office:value-type="string">
            <text:p text:style-name="P5"/>
          </table:table-cell>
          <table:table-cell table:style-name="Table6.D2" office:value-type="string">
            <text:p text:style-name="P53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45"><text:a xlink:type="simple" xlink:href="https://s.click.aliexpress.com/e/_op3MiA7" text:style-name="Internet_20_link" text:visited-style-name="Visited_20_Internet_20_Link"/></text:p>
          </table:table-cell>
          <table:table-cell table:style-name="Table6.A2" office:value-type="string">
            <text:p text:style-name="P45"/>
          </table:table-cell>
          <table:table-cell table:style-name="Table6.D2" office:value-type="string">
            <text:p text:style-name="P35"/>
          </table:table-cell>
        </table:table-row>
        <table:table-row>
          <table:table-cell table:style-name="Table6.A2" office:value-type="string">
            <text:p text:style-name="P60"/>
          </table:table-cell>
          <table:table-cell table:style-name="Table6.A2" office:value-type="string">
            <text:p text:style-name="P45"><text:a xlink:type="simple" xlink:href="https://s.click.aliexpress.com/e/_olUUvgb" text:style-name="Internet_20_link" text:visited-style-name="Visited_20_Internet_20_Link"/></text:p>
          </table:table-cell>
          <table:table-cell table:style-name="Table6.A2" office:value-type="string">
            <text:p text:style-name="P45"/>
          </table:table-cell>
          <table:table-cell table:style-name="Table6.D2" office:value-type="string">
            <text:p text:style-name="P35"/>
          </table:table-cell>
        </table:table-row>
        <table:table-row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45"><text:a xlink:type="simple" xlink:href="https://s.click.aliexpress.com/e/_opsQM6L" text:style-name="Internet_20_link" text:visited-style-name="Visited_20_Internet_20_Link"/></text:p>
          </table:table-cell>
          <table:table-cell table:style-name="Table6.A2" office:value-type="string">
            <text:p text:style-name="P45"/>
          </table:table-cell>
          <table:table-cell table:style-name="Table6.D2" office:value-type="string">
            <text:p text:style-name="P35"/>
          </table:table-cell>
        </table:table-row>
        <table:table-row>
          <table:table-cell table:style-name="Table6.A2" office:value-type="string">
            <text:p text:style-name="P70"/>
          </table:table-cell>
          <table:table-cell table:style-name="Table6.A2" office:value-type="string">
            <text:p text:style-name="P45"/>
          </table:table-cell>
          <table:table-cell table:style-name="Table6.A2" office:value-type="string">
            <text:p text:style-name="P45"/>
          </table:table-cell>
          <table:table-cell table:style-name="Table6.D2" office:value-type="string">
            <text:p text:style-name="P35"/>
          </table:table-cell>
        </table:table-row>
        <table:table-row>
          <table:table-cell table:style-name="Table6.A2" office:value-type="string">
            <text:p text:style-name="P82"/>
          </table:table-cell>
          <table:table-cell table:style-name="Table6.A2" office:value-type="string">
            <text:p text:style-name="P45"/>
          </table:table-cell>
          <table:table-cell table:style-name="Table6.A2" office:value-type="string">
            <text:p text:style-name="P45"/>
          </table:table-cell>
          <table:table-cell table:style-name="Table6.D2" office:value-type="string">
            <text:p text:style-name="P82"/>
          </table:table-cell>
        </table:table-row>
        <table:table-row>
          <table:table-cell table:style-name="Table6.A2" office:value-type="string">
            <text:p text:style-name="P82"/>
          </table:table-cell>
          <table:table-cell table:style-name="Table6.A2" office:value-type="string">
            <text:p text:style-name="P45"/>
          </table:table-cell>
          <table:table-cell table:style-name="Table6.A2" office:value-type="string">
            <text:p text:style-name="P45"/>
          </table:table-cell>
          <table:table-cell table:style-name="Table6.D2" office:value-type="string">
            <text:p text:style-name="P82"/>
          </table:table-cell>
        </table:table-row>
        <table:table-row>
          <table:table-cell table:style-name="Table6.A2" office:value-type="string">
            <text:p text:style-name="P84"/>
          </table:table-cell>
          <table:table-cell table:style-name="Table6.A2" office:value-type="string">
            <text:p text:style-name="P84"/>
          </table:table-cell>
          <table:table-cell table:style-name="Table6.A2" office:value-type="string">
            <text:p text:style-name="P84"/>
          </table:table-cell>
          <table:table-cell table:style-name="Table6.D2" office:value-type="string">
            <text:p text:style-name="P82"/>
          </table:table-cell>
        </table:table-row>
        <table:table-row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45"/>
          </table:table-cell>
          <table:table-cell table:style-name="Table6.A2" office:value-type="string">
            <text:p text:style-name="P45"/>
          </table:table-cell>
          <table:table-cell table:style-name="Table6.D2" office:value-type="string">
            <text:p text:style-name="P35"/>
          </table:table-cell>
        </table:table-row>
      </table:table>
      <text:p text:style-name="P94"><text:span text:style-name="T17"/></text:p>
      <text:p text:style-name="P93"/>
      <text:p text:style-name="P31">Tools<text:span text:style-name="T2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7">Item<text:span text:style-name="T7">s</text:span></text:p>
          </table:table-cell>
          <table:table-cell table:style-name="Table3.A1" office:value-type="string">
            <text:p text:style-name="P97">URL</text:p>
          </table:table-cell>
          <table:table-cell table:style-name="Table3.C1" office:value-type="string">
            <text:p text:style-name="P97">Quantity</text:p>
          </table:table-cell>
        </table:table-row>
        <table:table-row>
          <table:table-cell table:style-name="Table3.A2" office:value-type="string">
            <text:p text:style-name="P52">Volt meter <text:span text:style-name="T35">(</text:span><text:span text:style-name="T54">Needed to calibrate the main power supply to 12 volts</text:span><text:span text:style-name="T35">)</text:span></text:p>
          </table:table-cell>
          <table:table-cell table:style-name="Table3.A2" office:value-type="string">
            <text:p text:style-name="P1"><text:a xlink:type="simple" xlink:href="https://s.click.aliexpress.com/e/_olln5Pv" text:style-name="Internet_20_link" text:visited-style-name="Visited_20_Internet_20_Link"><text:span text:style-name="T15"/></text:a></text:p>
          </table:table-cell>
          <table:table-cell table:style-name="Table3.C2" office:value-type="string">
            <text:p text:style-name="P52">1</text:p>
          </table:table-cell>
        </table:table-row>
        <table:table-row>
          <table:table-cell table:style-name="Table3.A2" office:value-type="string">
            <text:p text:style-name="P52">Dupont kit (SN-28B AND 1550PCS)</text:p>
          </table:table-cell>
          <table:table-cell table:style-name="Table3.A2" office:value-type="string">
            <text:p text:style-name="P1"><text:a xlink:type="simple" xlink:href="https://s.click.aliexpress.com/e/_oBtivTU" text:style-name="Internet_20_link" text:visited-style-name="Visited_20_Internet_20_Link"><text:span text:style-name="T15">https://s.click.aliexpress.com/e/_oBtivTU</text:span></text:a></text:p>
          </table:table-cell>
          <table:table-cell table:style-name="Table3.C2" office:value-type="string">
            <text:p text:style-name="P52">1</text:p>
          </table:table-cell>
        </table:table-row>
        <table:table-row>
          <table:table-cell table:style-name="Table3.A2" office:value-type="string">
            <text:p text:style-name="P3"><text:span text:style-name="T31">Metric Allen wrenches </text:span><text:span text:style-name="T32">(</text:span>11Pcs Metric short<text:span text:style-name="T36">)</text:span></text:p>
          </table:table-cell>
          <table:table-cell table:style-name="Table3.A2" office:value-type="string">
            <text:p text:style-name="P36"><text:a xlink:type="simple" xlink:href="https://s.click.aliexpress.com/e/_op3MiA7" text:style-name="Internet_20_link" text:visited-style-name="Visited_20_Internet_20_Link"/></text:p>
          </table:table-cell>
          <table:table-cell table:style-name="Table3.C2" office:value-type="string">
            <text:p text:style-name="P33">1</text:p>
          </table:table-cell>
        </table:table-row>
        <table:table-row>
          <table:table-cell table:style-name="Table3.A2" office:value-type="string">
            <text:p text:style-name="P59">Small screwdriver kit</text:p>
          </table:table-cell>
          <table:table-cell table:style-name="Table3.A2" office:value-type="string">
            <text:p text:style-name="P36"><text:a xlink:type="simple" xlink:href="https://s.click.aliexpress.com/e/_olUUvgb" text:style-name="Internet_20_link" text:visited-style-name="Visited_20_Internet_20_Link"/></text:p>
          </table:table-cell>
          <table:table-cell table:style-name="Table3.C2" office:value-type="string">
            <text:p text:style-name="P33">1</text:p>
          </table:table-cell>
        </table:table-row>
        <table:table-row>
          <table:table-cell table:style-name="Table3.A2" office:value-type="string">
            <text:p text:style-name="P33">Pliers</text:p>
          </table:table-cell>
          <table:table-cell table:style-name="Table3.A2" office:value-type="string">
            <text:p text:style-name="P36"><text:a xlink:type="simple" xlink:href="https://s.click.aliexpress.com/e/_opsQM6L" text:style-name="Internet_20_link" text:visited-style-name="Visited_20_Internet_20_Link"/></text:p>
          </table:table-cell>
          <table:table-cell table:style-name="Table3.C2" office:value-type="string">
            <text:p text:style-name="P33">1</text:p>
          </table:table-cell>
        </table:table-row>
        <table:table-row>
          <table:table-cell table:style-name="Table3.A2" office:value-type="string">
            <text:p text:style-name="P69">Mini hammer (You don’t need a big smashy smashy hammer)</text:p>
          </table:table-cell>
          <table:table-cell table:style-name="Table3.A2" office:value-type="string">
            <text:p text:style-name="P36"/>
          </table:table-cell>
          <table:table-cell table:style-name="Table3.C2" office:value-type="string">
            <text:p text:style-name="P33">1</text:p>
          </table:table-cell>
        </table:table-row>
        <table:table-row>
          <table:table-cell table:style-name="Table3.A2" office:value-type="string">
            <text:p text:style-name="P81">Drill</text:p>
          </table:table-cell>
          <table:table-cell table:style-name="Table3.A2" office:value-type="string">
            <text:p text:style-name="P36"/>
          </table:table-cell>
          <table:table-cell table:style-name="Table3.C2" office:value-type="string">
            <text:p text:style-name="P81">1</text:p>
          </table:table-cell>
        </table:table-row>
        <table:table-row>
          <table:table-cell table:style-name="Table3.A2" office:value-type="string">
            <text:p text:style-name="P81">Drill bit set</text:p>
          </table:table-cell>
          <table:table-cell table:style-name="Table3.A2" office:value-type="string">
            <text:p text:style-name="P36"/>
          </table:table-cell>
          <table:table-cell table:style-name="Table3.C2" office:value-type="string">
            <text:p text:style-name="P81">1</text:p>
          </table:table-cell>
        </table:table-row>
        <table:table-row>
          <table:table-cell table:style-name="Table3.A2" office:value-type="string">
            <text:p text:style-name="P83">6mm tap</text:p>
          </table:table-cell>
          <table:table-cell table:style-name="Table3.A2" office:value-type="string">
            <text:p text:style-name="P83">Probably best to not buy from <text:span text:style-name="T47">A</text:span>liexpress on this, get one local and high quality. You don’t want a cheap one to snap in the frame -_-</text:p>
          </table:table-cell>
          <table:table-cell table:style-name="Table3.C2" office:value-type="string">
            <text:p text:style-name="P81"/>
          </table:table-cell>
        </table:table-row>
        <table:table-row>
          <table:table-cell table:style-name="Table3.A2" office:value-type="string">
            <text:p text:style-name="P33">Small piece of wood (2” square ish) <text:span text:style-name="T13">for TAPPING bearings into 3d prints instead of hammering the bearing directly</text:span></text:p>
          </table:table-cell>
          <table:table-cell table:style-name="Table3.A2" office:value-type="string">
            <text:p text:style-name="P36"/>
          </table:table-cell>
          <table:table-cell table:style-name="Table3.C2" office:value-type="string">
            <text:p text:style-name="P33">1</text:p>
          </table:table-cell>
        </table:table-row>
      </table:table>
      <text:p text:style-name="Standard"><text:span text:style-name="T17"><text:line-break/></text:span><text:span text:style-name="Source_20_Text"><text:span text:style-name="T21">Patreon - </text:span></text:span><text:a xlink:type="simple" xlink:href="https://www.patreon.com/KairiCollections" text:style-name="Internet_20_link" text:visited-style-name="Visited_20_Internet_20_Link"><text:span text:style-name="Source_20_Text"><text:span text:style-name="T21">https://www.patreon.com/KairiCollections</text:span></text:span></text:a></text:p>
      <text:p text:style-name="P100"><text:span text:style-name="Source_20_Text"><text:span text:style-name="T21">By me a coffee - </text:span></text:span><text:a xlink:type="simple" xlink:href="https://www.buymeacoffee.com/KairiCollections" text:style-name="Internet_20_link" text:visited-style-name="Visited_20_Internet_20_Link"><text:span text:style-name="Source_20_Text"><text:span text:style-name="T21">https://www.buymeacoffee.com/KairiCollections</text:span></text:span></text:a></text:p>
      <text:p text:style-name="P101"><text:span text:style-name="Source_20_Text"><text:span text:style-name="T21">Ko-fi - </text:span></text:span><text:a xlink:type="simple" xlink:href="http://ko-fi.com/kairiskyewillow" text:style-name="Internet_20_link" text:visited-style-name="Visited_20_Internet_20_Link"><text:span text:style-name="Source_20_Text"><text:span text:style-name="T21">http://ko-fi.com/kairiskyewillow</text:span></text:span></text:a><text:span text:style-name="Source_20_Text"><text:span text:style-name="T21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6:58:53.309000000</meta:creation-date>
    <dc:date>2025-06-17T16:24:43.416000000</dc:date>
    <meta:editing-duration>PT15H24S</meta:editing-duration>
    <meta:editing-cycles>75</meta:editing-cycles>
    <meta:generator>LibreOffice/24.2.1.2$Windows_X86_64 LibreOffice_project/db4def46b0453cc22e2d0305797cf981b68ef5ac</meta:generator>
    <meta:document-statistic meta:table-count="6" meta:image-count="0" meta:object-count="0" meta:page-count="3" meta:paragraph-count="229" meta:word-count="833" meta:character-count="5728" meta:non-whitespace-character-count="5093"/>
  </office:meta>
</office:document-meta>
</file>